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3D00000443951D882B.png"/>
  <manifest:file-entry manifest:media-type="image/png" manifest:full-path="Pictures/100002010000056F0000037360FDAF1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cm" draw:marker-start-width="1.4cm" draw:marker-end-width="1.4cm" draw:fill="none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="Arrow" draw:marker-start-width="0.6cm" draw:marker-end-width="0.5cm" draw:fill="solid" draw:fill-color="#e6e6e6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fill-color="#e6e6e6" draw:textarea-vertical-align="middle"/>
    </style:style>
    <style:style style:name="gr9" style:family="graphic" style:parent-style-name="standard">
      <style:graphic-properties svg:stroke-width="0cm" svg:stroke-color="#000000" draw:marker-start="Arrow" draw:marker-start-width="0.3cm" draw:marker-end-width="0.2cm" draw:fill="solid" draw:fill-color="#e6e6e6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ff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000000" draw:fill="solid" draw:fill-color="#e6e6e6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9" style:family="graphic" style:parent-style-name="objectwithoutfill">
      <style:graphic-properties svg:stroke-width="0.1cm" svg:stroke-color="#00ff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8.999cm" svg:height="11.185cm" svg:x="5.901cm" svg:y="14.815cm">
          <draw:image xlink:href="Pictures/100002010000073D00000443951D882B.png" xlink:type="simple" xlink:show="embed" xlink:actuate="onLoad">
            <text:p/>
          </draw:image>
        </draw:frame>
        <draw:line draw:style-name="gr2" draw:text-style-name="P1" draw:layer="layout" svg:x1="4.007cm" svg:y1="7.45cm" svg:x2="18.257cm" svg:y2="21.7cm">
          <text:p/>
        </draw:line>
        <draw:line draw:style-name="gr2" draw:text-style-name="P1" draw:layer="layout" svg:x1="4.007cm" svg:y1="21.7cm" svg:x2="18.257cm" svg:y2="7.45cm">
          <text:p/>
        </draw:line>
        <draw:frame draw:style-name="gr1" draw:text-style-name="P1" draw:layer="layout" svg:width="10.175cm" svg:height="6.459cm" draw:transform="rotate (-1.57079632679579) translate (13.982cm 9.075cm)">
          <draw:image xlink:href="Pictures/100002010000056F0000037360FDAF1E.png" xlink:type="simple" xlink:show="embed" xlink:actuate="onLoad">
            <text:p/>
          </draw:image>
        </draw:frame>
        <draw:g>
          <draw:custom-shape draw:style-name="gr3" draw:text-style-name="P1" draw:layer="layout" svg:width="1.4cm" svg:height="1.4cm" svg:x="3.3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3.3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17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17.6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1" draw:layer="layout" svg:x1="4cm" svg:y1="13.6cm" svg:x2="6.7cm" svg:y2="13.6cm">
          <text:p text:style-name="P1"/>
          <text:p text:style-name="P1">GND</text:p>
        </draw:line>
        <draw:line draw:style-name="gr6" draw:text-style-name="P1" draw:layer="layout" svg:x1="4cm" svg:y1="15.665cm" svg:x2="6.7cm" svg:y2="15.665cm">
          <text:p text:style-name="P1"/>
          <text:p text:style-name="P1">TX→RX</text:p>
        </draw:line>
        <draw:line draw:style-name="gr7" draw:text-style-name="P1" draw:layer="layout" svg:x1="11cm" svg:y1="7.5cm" svg:x2="11cm" svg:y2="11.2cm">
          <text:p text:style-name="P1"/>
          <text:p text:style-name="P1"><text:s text:c="4"/>Front</text:p>
        </draw:line>
        <draw:line draw:style-name="gr8" draw:text-style-name="P1" draw:layer="layout" svg:x1="2.5cm" svg:y1="5.1cm" svg:x2="5.5cm" svg:y2="5.1cm">
          <text:p text:style-name="P1">CW</text:p>
          <text:p text:style-name="P1"/>
        </draw:line>
        <draw:line draw:style-name="gr8" draw:text-style-name="P1" draw:layer="layout" svg:x1="16.8cm" svg:y1="19.274cm" svg:x2="19.8cm" svg:y2="19.274cm">
          <text:p text:style-name="P1">CW</text:p>
          <text:p text:style-name="P1"/>
        </draw:line>
        <draw:line draw:style-name="gr9" draw:text-style-name="P1" draw:layer="layout" svg:x1="16.8cm" svg:y1="5.1cm" svg:x2="19.8cm" svg:y2="5.1cm">
          <text:p text:style-name="P1">CCW</text:p>
          <text:p text:style-name="P1"/>
        </draw:line>
        <draw:line draw:style-name="gr9" draw:text-style-name="P1" draw:layer="layout" svg:x1="2.501cm" svg:y1="19.274cm" svg:x2="5.501cm" svg:y2="19.274cm">
          <text:p text:style-name="P1">CCW</text:p>
          <text:p text:style-name="P1"/>
        </draw:line>
        <draw:line draw:style-name="gr10" draw:text-style-name="P1" draw:layer="layout" svg:x1="8.7cm" svg:y1="14.1cm" svg:x2="16.1cm" svg:y2="14.1cm">
          <text:p/>
        </draw:line>
        <draw:line draw:style-name="gr11" draw:text-style-name="P1" draw:layer="layout" svg:x1="8.7cm" svg:y1="13.8cm" svg:x2="16.2cm" svg:y2="13.8cm">
          <text:p/>
        </draw:line>
        <draw:line draw:style-name="gr12" draw:text-style-name="P1" draw:layer="layout" svg:x1="8.7cm" svg:y1="14.7cm" svg:x2="16.3cm" svg:y2="14.7cm">
          <text:p/>
        </draw:line>
        <draw:line draw:style-name="gr13" draw:text-style-name="P1" draw:layer="layout" svg:x1="4cm" svg:y1="12.53cm" svg:x2="6.7cm" svg:y2="12.53cm">
          <text:p text:style-name="P1"/>
          <text:p text:style-name="P1">3.3V</text:p>
        </draw:line>
        <draw:line draw:style-name="gr14" draw:text-style-name="P1" draw:layer="layout" svg:x1="8.7cm" svg:y1="13.5cm" svg:x2="16.201cm" svg:y2="13.5cm">
          <text:p/>
        </draw:line>
        <draw:rect draw:style-name="gr15" draw:text-style-name="P2" draw:layer="layout" svg:width="2.7cm" svg:height="2.7cm" draw:transform="rotate (-1.57079632679579) translate (18.7cm 12.9cm)">
          <text:p text:style-name="P1"><text:span text:style-name="T1">Telemetry</text:span></text:p>
        </draw:rect>
        <draw:frame draw:style-name="gr16" draw:text-style-name="P3" draw:layer="layout" svg:width="0.9cm" svg:height="0.569cm" svg:x="15.9cm" svg:y="13.231cm">
          <draw:text-box>
            <text:p><text:span text:style-name="T2">TX</text:span></text:p>
          </draw:text-box>
        </draw:frame>
        <draw:frame draw:style-name="gr16" draw:text-style-name="P3" draw:layer="layout" svg:width="0.9cm" svg:height="0.569cm" svg:x="15.9cm" svg:y="13.532cm">
          <draw:text-box>
            <text:p><text:span text:style-name="T2">RX</text:span></text:p>
          </draw:text-box>
        </draw:frame>
        <draw:frame draw:style-name="gr17" draw:text-style-name="P3" draw:layer="layout" svg:width="1.4cm" svg:height="1.205cm" svg:x="15.9cm" svg:y="13.833cm">
          <draw:text-box>
            <text:p><text:span text:style-name="T2">GND</text:span></text:p>
          </draw:text-box>
        </draw:frame>
        <draw:frame draw:style-name="gr18" draw:text-style-name="P3" draw:layer="layout" svg:width="1.2cm" svg:height="0.887cm" svg:x="15.9cm" svg:y="14.434cm">
          <draw:text-box>
            <text:p><text:span text:style-name="T2">VCC</text:span></text:p>
          </draw:text-box>
        </draw:frame>
        <draw:line draw:style-name="gr19" draw:text-style-name="P1" draw:layer="layout" svg:x1="4cm" svg:y1="14.631cm" svg:x2="6.7cm" svg:y2="14.631cm">
          <text:p text:style-name="P1"/>
          <text:p text:style-name="P1">RX←TX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8T22:17:18.416942943</meta:creation-date>
    <dc:date>2016-03-29T15:11:39.62</dc:date>
    <meta:editing-duration>PT1H35M19S</meta:editing-duration>
    <meta:editing-cycles>38</meta:editing-cycles>
    <meta:generator>OpenOffice/4.1.0$Win32 OpenOffice.org_project/410m18$Build-9764</meta:generator>
    <meta:document-statistic meta:object-count="38"/>
  </office:meta>
</office:document-meta>
</file>